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map style:condition="cell-content()&lt;0" style:apply-style-name="Accent" style:base-cell-address="Sheet1.I25"/>
      <style:map style:condition="cell-content()=0" style:apply-style-name="Accent" style:base-cell-address="Sheet1.I2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2" table:number-columns-repeated="1011" table:default-cell-style-name="ce1"/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converted r2</text:p>
          </table:table-cell>
          <table:table-cell/>
          <table:table-cell office:value-type="string" calcext:value-type="string">
            <text:p>converted l2</text:p>
          </table:table-cell>
          <table:table-cell office:value-type="string" calcext:value-type="string">
            <text:p>converted rx</text:p>
          </table:table-cell>
          <table:table-cell office:value-type="string" calcext:value-type="string">
            <text:p>converted ry</text:p>
          </table:table-cell>
          <table:table-cell office:value-type="string" calcext:value-type="string">
            <text:p>front left</text:p>
          </table:table-cell>
          <table:table-cell office:value-type="string" calcext:value-type="string">
            <text:p>front right</text:p>
          </table:table-cell>
          <table:table-cell office:value-type="string" calcext:value-type="string">
            <text:p>back right</text:p>
          </table:table-cell>
          <table:table-cell office:value-type="string" calcext:value-type="string">
            <text:p>back left</text:p>
          </table:table-cell>
          <table:table-cell table:number-columns-repeated="101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[.C2]/255" office:value-type="float" office:value="0" calcext:value-type="float">
            <text:p>0</text:p>
          </table:table-cell>
          <table:table-cell/>
          <table:table-cell table:formula="of:=[.D2]/255" office:value-type="float" office:value="0" calcext:value-type="float">
            <text:p>0</text:p>
          </table:table-cell>
          <table:table-cell table:formula="of:=([.A2]/127)-1" office:value-type="float" office:value="-1" calcext:value-type="float">
            <text:p>-1</text:p>
          </table:table-cell>
          <table:table-cell table:formula="of:=[.B2]/127-1" office:value-type="float" office:value="-1" calcext:value-type="float">
            <text:p>-1</text:p>
          </table:table-cell>
          <table:table-cell table:formula="of:=1500+500*[.I2]" office:value-type="float" office:value="1000" calcext:value-type="float">
            <text:p>1000</text:p>
          </table:table-cell>
          <table:table-cell table:number-columns-repeated="101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[.C3]/255" office:value-type="float" office:value="1" calcext:value-type="float">
            <text:p>1</text:p>
          </table:table-cell>
          <table:table-cell/>
          <table:table-cell table:formula="of:=[.D3]/255" office:value-type="float" office:value="1" calcext:value-type="float">
            <text:p>1</text:p>
          </table:table-cell>
          <table:table-cell table:formula="of:=([.A3]/127)-1" office:value-type="float" office:value="1" calcext:value-type="float">
            <text:p>1</text:p>
          </table:table-cell>
          <table:table-cell table:formula="of:=[.B3]/127-1" office:value-type="float" office:value="-1" calcext:value-type="float">
            <text:p>-1</text:p>
          </table:table-cell>
          <table:table-cell table:formula="of:=1500+500*[.I3]" office:value-type="float" office:value="1000" calcext:value-type="float">
            <text:p>100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[.C4]/255" office:value-type="float" office:value="0" calcext:value-type="float">
            <text:p>0</text:p>
          </table:table-cell>
          <table:table-cell/>
          <table:table-cell table:formula="of:=[.D4]/255" office:value-type="float" office:value="1" calcext:value-type="float">
            <text:p>1</text:p>
          </table:table-cell>
          <table:table-cell table:formula="of:=([.A4]/127)-1" office:value-type="float" office:value="1.00787401574803" calcext:value-type="float">
            <text:p>1.00787401574803</text:p>
          </table:table-cell>
          <table:table-cell table:formula="of:=[.B4]/127-1" office:value-type="float" office:value="1.00787401574803" calcext:value-type="float">
            <text:p>1.00787401574803</text:p>
          </table:table-cell>
          <table:table-cell table:formula="of:=1500+500*[.I4]" office:value-type="float" office:value="2003.93700787402" calcext:value-type="float">
            <text:p>2003.9370078740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1500+500*[.E4]" office:value-type="float" office:value="1500" calcext:value-type="float">
            <text:p>1500</text:p>
          </table:table-cell>
          <table:table-cell table:formula="of:=1500-500*[.E4]" office:value-type="float" office:value="1500" calcext:value-type="float">
            <text:p>1500</text:p>
          </table:table-cell>
          <table:table-cell table:formula="of:=1500-500*[.E4]" office:value-type="float" office:value="1500" calcext:value-type="float">
            <text:p>1500</text:p>
          </table:table-cell>
          <table:table-cell table:formula="of:=1500+500*[.E4]" office:value-type="float" office:value="1500" calcext:value-type="float">
            <text:p>150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formula="of:=1500-500*[.G4]" office:value-type="float" office:value="1000" calcext:value-type="float">
            <text:p>1000</text:p>
          </table:table-cell>
          <table:table-cell table:formula="of:=1500+500*[.G4]" office:value-type="float" office:value="2000" calcext:value-type="float">
            <text:p>2000</text:p>
          </table:table-cell>
          <table:table-cell table:formula="of:=1500+500*[.G4]" office:value-type="float" office:value="2000" calcext:value-type="float">
            <text:p>2000</text:p>
          </table:table-cell>
          <table:table-cell table:formula="of:=1500-500*[.G4]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weird stuff happens when trying to move analog along with r2/l2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formula="of:=[.J8]-1500" office:value-type="float" office:value="-500" calcext:value-type="float">
            <text:p>-500</text:p>
          </table:table-cell>
          <table:table-cell table:formula="of:=[.K8]-1500" office:value-type="float" office:value="-500" calcext:value-type="float">
            <text:p>-500</text:p>
          </table:table-cell>
          <table:table-cell table:formula="of:=[.L8]-1500" office:value-type="float" office:value="-500" calcext:value-type="float">
            <text:p>-500</text:p>
          </table:table-cell>
          <table:table-cell table:formula="of:=[.M8]-1500" office:value-type="float" office:value="-500" calcext:value-type="float">
            <text:p>-500</text:p>
          </table:table-cell>
          <table:table-cell table:number-columns-repeated="2"/>
          <table:table-cell table:formula="of:=[.J8]" office:value-type="float" office:value="1000" calcext:value-type="float">
            <text:p>1000</text:p>
          </table:table-cell>
          <table:table-cell table:formula="of:=[.K8]" office:value-type="float" office:value="1000" calcext:value-type="float">
            <text:p>1000</text:p>
          </table:table-cell>
          <table:table-cell table:formula="of:=[.L8]" office:value-type="float" office:value="1000" calcext:value-type="float">
            <text:p>1000</text:p>
          </table:table-cell>
          <table:table-cell table:formula="of:=[.M8]" office:value-type="float" office:value="1000" calcext:value-type="float">
            <text:p>1000</text:p>
          </table:table-cell>
          <table:table-cell table:number-columns-repeated="1005"/>
        </table:table-row>
        <table:table-row table:style-name="ro1">
          <table:table-cell table:number-columns-repeated="8"/>
          <table:table-cell office:value-type="string" calcext:value-type="string">
            <text:p>rotating</text:p>
          </table:table-cell>
          <table:table-cell table:formula="of:=1500+500*[.E4]-500*[.G4]" office:value-type="float" office:value="1000" calcext:value-type="float">
            <text:p>1000</text:p>
          </table:table-cell>
          <table:table-cell table:formula="of:=1500+500*[.E4]-500*[.G4]" office:value-type="float" office:value="1000" calcext:value-type="float">
            <text:p>1000</text:p>
          </table:table-cell>
          <table:table-cell table:formula="of:=1500+500*[.E4]-500*[.G4]" office:value-type="float" office:value="1000" calcext:value-type="float">
            <text:p>1000</text:p>
          </table:table-cell>
          <table:table-cell table:formula="of:=1500+500*[.E4]-500*[.G4]" office:value-type="float" office:value="1000" calcext:value-type="float">
            <text:p>1000</text:p>
          </table:table-cell>
          <table:table-cell table:number-columns-repeated="2"/>
          <table:table-cell table:formula="of:=[.P14]+[.J7]" office:value-type="float" office:value="1500" calcext:value-type="float">
            <text:p>1500</text:p>
          </table:table-cell>
          <table:table-cell table:formula="of:=[.Q14]+[.K7]" office:value-type="float" office:value="500" calcext:value-type="float">
            <text:p>500</text:p>
          </table:table-cell>
          <table:table-cell table:formula="of:=[.R14]+[.L7]" office:value-type="float" office:value="500" calcext:value-type="float">
            <text:p>500</text:p>
          </table:table-cell>
          <table:table-cell table:formula="of:=[.S14]+[.M7]" office:value-type="float" office:value="1500" calcext:value-type="float">
            <text:p>1500</text:p>
          </table:table-cell>
          <table:table-cell office:value-type="string" calcext:value-type="string">
            <text:p>?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string" calcext:value-type="string">
            <text:p>for/back</text:p>
          </table:table-cell>
          <table:table-cell table:formula="of:=1500+500*[.I3]" office:value-type="float" office:value="1000" calcext:value-type="float">
            <text:p>1000</text:p>
          </table:table-cell>
          <table:table-cell table:formula="of:=1500+500*[.I3]" office:value-type="float" office:value="1000" calcext:value-type="float">
            <text:p>1000</text:p>
          </table:table-cell>
          <table:table-cell table:formula="of:=1500+500*[.I3]" office:value-type="float" office:value="1000" calcext:value-type="float">
            <text:p>1000</text:p>
          </table:table-cell>
          <table:table-cell table:formula="of:=1500+500*[.I3]" office:value-type="float" office:value="1000" calcext:value-type="float">
            <text:p>1000</text:p>
          </table:table-cell>
          <table:table-cell table:number-columns-repeated="2"/>
          <table:table-cell table:formula="of:=[.P15]+[.J7]" office:value-type="float" office:value="500" calcext:value-type="float">
            <text:p>500</text:p>
          </table:table-cell>
          <table:table-cell table:formula="of:=[.Q15]+[.K7]" office:value-type="float" office:value="1500" calcext:value-type="float">
            <text:p>1500</text:p>
          </table:table-cell>
          <table:table-cell table:formula="of:=[.R15]+[.L7]" office:value-type="float" office:value="1500" calcext:value-type="float">
            <text:p>1500</text:p>
          </table:table-cell>
          <table:table-cell table:formula="of:=[.S15]+[.M7]" office:value-type="float" office:value="500" calcext:value-type="float">
            <text:p>500</text:p>
          </table:table-cell>
          <table:table-cell table:number-columns-repeated="1005"/>
        </table:table-row>
        <table:table-row table:style-name="ro1">
          <table:table-cell table:number-columns-repeated="8"/>
          <table:table-cell office:value-type="string" calcext:value-type="string">
            <text:p>left/right</text:p>
          </table:table-cell>
          <table:table-cell table:formula="of:=1500+500*[.H3]" office:value-type="float" office:value="2000" calcext:value-type="float">
            <text:p>2000</text:p>
          </table:table-cell>
          <table:table-cell table:formula="of:=1500-500*[.H3]" office:value-type="float" office:value="1000" calcext:value-type="float">
            <text:p>1000</text:p>
          </table:table-cell>
          <table:table-cell table:formula="of:=1500+500*[.H3]" office:value-type="float" office:value="2000" calcext:value-type="float">
            <text:p>2000</text:p>
          </table:table-cell>
          <table:table-cell table:formula="of:=1500-500*[.H3]" office:value-type="float" office:value="1000" calcext:value-type="float">
            <text:p>1000</text:p>
          </table:table-cell>
          <table:table-cell table:number-columns-repeated="2"/>
          <table:table-cell table:formula="of:=[.P16]+[.J7]" office:value-type="float" office:value="500" calcext:value-type="float">
            <text:p>500</text:p>
          </table:table-cell>
          <table:table-cell table:formula="of:=[.Q16]+[.K7]" office:value-type="float" office:value="500" calcext:value-type="float">
            <text:p>500</text:p>
          </table:table-cell>
          <table:table-cell table:formula="of:=[.R16]+[.L7]" office:value-type="float" office:value="1500" calcext:value-type="float">
            <text:p>1500</text:p>
          </table:table-cell>
          <table:table-cell table:formula="of:=[.S16]+[.M7]" office:value-type="float" office:value="1500" calcext:value-type="float">
            <text:p>1500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string" calcext:value-type="string">
            <text:p>E4 = r2</text:p>
          </table:table-cell>
          <table:table-cell office:value-type="string" calcext:value-type="string">
            <text:p>G4 = l2</text:p>
          </table:table-cell>
          <table:table-cell table:number-columns-repeated="2"/>
          <table:table-cell table:style-name="Default" table:number-columns-repeated="2"/>
          <table:table-cell table:style-name="Default" table:formula="of:=[.P17]+[.J7]" office:value-type="float" office:value="1500" calcext:value-type="float">
            <text:p>1500</text:p>
          </table:table-cell>
          <table:table-cell table:style-name="Default" table:formula="of:=[.Q17]+[.K7]" office:value-type="float" office:value="1500" calcext:value-type="float">
            <text:p>1500</text:p>
          </table:table-cell>
          <table:table-cell table:style-name="Default" table:formula="of:=[.R17]+[.L7]" office:value-type="float" office:value="500" calcext:value-type="float">
            <text:p>500</text:p>
          </table:table-cell>
          <table:table-cell table:style-name="Default" table:formula="of:=[.S17]+[.M7]" office:value-type="float" office:value="500" calcext:value-type="float">
            <text:p>5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table:number-columns-repeated="4" office:value-type="float" office:value="1500" calcext:value-type="float">
            <text:p>1500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l</text:p>
          </table:table-cell>
          <table:table-cell table:number-columns-repeated="1005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rward</text:p>
          </table:table-cell>
          <table:table-cell table:number-columns-repeated="4" office:value-type="float" office:value="2000" calcext:value-type="float">
            <text:p>2000</text:p>
          </table:table-cell>
          <table:table-cell table:style-name="Default" office:value-type="float" office:value="0" calcext:value-type="float">
            <text:p>0</text:p>
          </table:table-cell>
          <table:table-cell table:formula="of:=[.N14]*PI()/180" office:value-type="float" office:value="0" calcext:value-type="float">
            <text:p>0</text:p>
          </table:table-cell>
          <table:table-cell table:formula="of:=1500+500*COS([.O14])+500*SIN([.O14])" office:value-type="float" office:value="2000" calcext:value-type="float">
            <text:p>2000</text:p>
          </table:table-cell>
          <table:table-cell table:formula="of:=1500-500*COS([.O14])+500*SIN([.O14])" office:value-type="float" office:value="1000" calcext:value-type="float">
            <text:p>1000</text:p>
          </table:table-cell>
          <table:table-cell table:formula="of:=1500-500*COS([.O14])-500*SIN([.O14])" office:value-type="float" office:value="1000" calcext:value-type="float">
            <text:p>1000</text:p>
          </table:table-cell>
          <table:table-cell table:formula="of:=1500+500*COS([.O14])-500*SIN([.O14])" office:value-type="float" office:value="2000" calcext:value-type="float">
            <text:p>2000</text:p>
          </table:table-cell>
          <table:table-cell office:value-type="string" calcext:value-type="string">
            <text:p>forward</text:p>
          </table:table-cell>
          <table:table-cell table:number-columns-repeated="100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ckward</text:p>
          </table:table-cell>
          <table:table-cell table:number-columns-repeated="4" office:value-type="float" office:value="1000" calcext:value-type="float">
            <text:p>1000</text:p>
          </table:table-cell>
          <table:table-cell table:style-name="Default" office:value-type="float" office:value="180" calcext:value-type="float">
            <text:p>180</text:p>
          </table:table-cell>
          <table:table-cell table:formula="of:=[.N15]*PI()/180" office:value-type="float" office:value="3.14159265358979" calcext:value-type="float">
            <text:p>3.14159265358979</text:p>
          </table:table-cell>
          <table:table-cell table:formula="of:=1500+500*COS([.O15])+500*SIN([.O15])" office:value-type="float" office:value="1000" calcext:value-type="float">
            <text:p>1000</text:p>
          </table:table-cell>
          <table:table-cell table:formula="of:=1500-500*COS([.O15])+500*SIN([.O15])" office:value-type="float" office:value="2000" calcext:value-type="float">
            <text:p>2000</text:p>
          </table:table-cell>
          <table:table-cell table:formula="of:=1500-500*COS([.O15])-500*SIN([.O15])" office:value-type="float" office:value="2000" calcext:value-type="float">
            <text:p>2000</text:p>
          </table:table-cell>
          <table:table-cell table:formula="of:=1500+500*COS([.O15])-500*SIN([.O15])" office:value-type="float" office:value="1000" calcext:value-type="float">
            <text:p>1000</text:p>
          </table:table-cell>
          <table:table-cell office:value-type="string" calcext:value-type="string">
            <text:p>back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rafe left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float" office:value="270" calcext:value-type="float">
            <text:p>270</text:p>
          </table:table-cell>
          <table:table-cell table:formula="of:=[.N16]*PI()/180" office:value-type="float" office:value="4.71238898038469" calcext:value-type="float">
            <text:p>4.71238898038469</text:p>
          </table:table-cell>
          <table:table-cell table:formula="of:=1500+500*COS([.O16])+500*SIN([.O16])" office:value-type="float" office:value="1000" calcext:value-type="float">
            <text:p>1000</text:p>
          </table:table-cell>
          <table:table-cell table:formula="of:=1500-500*COS([.O16])+500*SIN([.O16])" office:value-type="float" office:value="1000" calcext:value-type="float">
            <text:p>1000</text:p>
          </table:table-cell>
          <table:table-cell table:formula="of:=1500-500*COS([.O16])-500*SIN([.O16])" office:value-type="float" office:value="2000" calcext:value-type="float">
            <text:p>2000</text:p>
          </table:table-cell>
          <table:table-cell table:formula="of:=1500+500*COS([.O16])-500*SIN([.O16])" office:value-type="float" office:value="2000" calcext:value-type="float">
            <text:p>2000</text:p>
          </table:table-cell>
          <table:table-cell office:value-type="string" calcext:value-type="string">
            <text:p>left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rafe right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90" calcext:value-type="float">
            <text:p>90</text:p>
          </table:table-cell>
          <table:table-cell table:formula="of:=[.N17]*PI()/180" office:value-type="float" office:value="1.5707963267949" calcext:value-type="float">
            <text:p>1.5707963267949</text:p>
          </table:table-cell>
          <table:table-cell table:formula="of:=1500+500*COS([.O17])+500*SIN([.O17])" office:value-type="float" office:value="2000" calcext:value-type="float">
            <text:p>2000</text:p>
          </table:table-cell>
          <table:table-cell table:formula="of:=1500-500*COS([.O17])+500*SIN([.O17])" office:value-type="float" office:value="2000" calcext:value-type="float">
            <text:p>2000</text:p>
          </table:table-cell>
          <table:table-cell table:formula="of:=1500-500*COS([.O17])-500*SIN([.O17])" office:value-type="float" office:value="1000" calcext:value-type="float">
            <text:p>1000</text:p>
          </table:table-cell>
          <table:table-cell table:formula="of:=1500+500*COS([.O17])-500*SIN([.O17])" office:value-type="float" office:value="1000" calcext:value-type="float">
            <text:p>1000</text:p>
          </table:table-cell>
          <table:table-cell office:value-type="string" calcext:value-type="string">
            <text:p>right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otate CW</text:p>
          </table:table-cell>
          <table:table-cell table:number-columns-repeated="4" office:value-type="float" office:value="2000" calcext:value-type="float">
            <text:p>2000</text:p>
          </table:table-cell>
          <table:table-cell table:style-name="Default" office:value-type="float" office:value="360" calcext:value-type="float">
            <text:p>360</text:p>
          </table:table-cell>
          <table:table-cell table:formula="of:=[.N18]*PI()/180" office:value-type="float" office:value="6.28318530717959" calcext:value-type="float">
            <text:p>6.28318530717959</text:p>
          </table:table-cell>
          <table:table-cell table:formula="of:=1500+500*COS([.O18])+500*SIN([.O18])" office:value-type="float" office:value="2000" calcext:value-type="float">
            <text:p>2000</text:p>
          </table:table-cell>
          <table:table-cell table:formula="of:=1500-500*COS([.O18])+500*SIN([.O18])" office:value-type="float" office:value="1000" calcext:value-type="float">
            <text:p>1000</text:p>
          </table:table-cell>
          <table:table-cell table:formula="of:=1500-500*COS([.O18])-500*SIN([.O18])" office:value-type="float" office:value="1000" calcext:value-type="float">
            <text:p>1000</text:p>
          </table:table-cell>
          <table:table-cell table:formula="of:=1500+500*COS([.O18])-500*SIN([.O18])" office:value-type="float" office:value="2000" calcext:value-type="float">
            <text:p>200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string" calcext:value-type="string">
            <text:p>rotate CCW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formula="of:=ACOS(0)" office:value-type="float" office:value="1.5707963267949" calcext:value-type="float">
            <text:p>1.5707963267949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norm</text:p>
          </table:table-cell>
          <table:table-cell office:value-type="string" calcext:value-type="string">
            <text:p>ynorm</text:p>
          </table:table-cell>
          <table:table-cell table:style-name="Default" office:value-type="string" calcext:value-type="string">
            <text:p>radius</text:p>
          </table:table-cell>
          <table:table-cell table:style-name="Default" office:value-type="string" calcext:value-type="string">
            <text:p>normrad</text:p>
          </table:table-cell>
          <table:table-cell office:value-type="string" calcext:value-type="string">
            <text:p>angl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[.A25]/127-1" office:value-type="float" office:value="-1" calcext:value-type="float">
            <text:p>-1</text:p>
          </table:table-cell>
          <table:table-cell table:formula="of:=[.B25]/-127+1" office:value-type="float" office:value="1" calcext:value-type="float">
            <text:p>1</text:p>
          </table:table-cell>
          <table:table-cell table:formula="of:=SQRT([.C25]^2+[.D25]^2)" office:value-type="float" office:value="1.4142135623731" calcext:value-type="float">
            <text:p>1.4142135623731</text:p>
          </table:table-cell>
          <table:table-cell table:formula="of:=[.E25]/SQRT(2)" office:value-type="float" office:value="1" calcext:value-type="float">
            <text:p>1</text:p>
          </table:table-cell>
          <table:table-cell table:formula="of:=ATAN([.C25]/[.D25])" office:value-type="float" office:value="-0.785398163397448" calcext:value-type="float">
            <text:p>-0.785398163397448</text:p>
          </table:table-cell>
          <table:table-cell table:formula="of:=[.G25]*180/PI()" office:value-type="float" office:value="-45" calcext:value-type="float">
            <text:p>-45</text:p>
          </table:table-cell>
          <table:table-cell table:style-name="ce3" table:formula="of:=[.G25]+2*PI()" office:value-type="float" office:value="5.49778714378214" calcext:value-type="float">
            <text:p>5.49778714378214</text:p>
          </table:table-cell>
          <table:table-cell table:formula="of:=[.I25]*180/PI()" office:value-type="float" office:value="315" calcext:value-type="float">
            <text:p>315</text:p>
          </table:table-cell>
          <table:table-cell table:number-columns-repeated="1014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formula="of:=[.A26]/127-1" office:value-type="float" office:value="0" calcext:value-type="float">
            <text:p>0</text:p>
          </table:table-cell>
          <table:table-cell table:formula="of:=[.B26]/-127+1" office:value-type="float" office:value="-0.00787401574803148" calcext:value-type="float">
            <text:p>-0.007874015748031</text:p>
          </table:table-cell>
          <table:table-cell table:formula="of:=SQRT([.C26]^2+[.D26]^2)" office:value-type="float" office:value="0.00787401574803148" calcext:value-type="float">
            <text:p>0.007874015748031</text:p>
          </table:table-cell>
          <table:table-cell table:formula="of:=[.E26]/SQRT(2)" office:value-type="float" office:value="0.00556776993060273" calcext:value-type="float">
            <text:p>0.005567769930603</text:p>
          </table:table-cell>
          <table:table-cell table:formula="of:=ATAN([.C26]/[.D26])" office:value-type="float" office:value="-0" calcext:value-type="float">
            <text:p>0</text:p>
          </table:table-cell>
          <table:table-cell table:formula="of:=[.G26]*180/PI()" office:value-type="float" office:value="-0" calcext:value-type="float">
            <text:p>0</text:p>
          </table:table-cell>
          <table:table-cell table:style-name="ce3" table:formula="of:=[.G26]+2*PI()" office:value-type="float" office:value="6.28318530717959" calcext:value-type="float">
            <text:p>6.28318530717959</text:p>
          </table:table-cell>
          <table:table-cell table:formula="of:=[.I26]*180/PI()" office:value-type="float" office:value="360" calcext:value-type="float">
            <text:p>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255" calcext:value-type="float">
            <text:p>255</text:p>
          </table:table-cell>
          <table:table-cell table:formula="of:=[.A27]/127-1" office:value-type="float" office:value="1.00787401574803" calcext:value-type="float">
            <text:p>1.00787401574803</text:p>
          </table:table-cell>
          <table:table-cell table:formula="of:=[.B27]/-127+1" office:value-type="float" office:value="-1.00787401574803" calcext:value-type="float">
            <text:p>-1.00787401574803</text:p>
          </table:table-cell>
          <table:table-cell table:formula="of:=SQRT([.C27]^2+[.D27]^2)" office:value-type="float" office:value="1.4253491022343" calcext:value-type="float">
            <text:p>1.4253491022343</text:p>
          </table:table-cell>
          <table:table-cell table:formula="of:=[.E27]/SQRT(2)" office:value-type="float" office:value="1.00787401574803" calcext:value-type="float">
            <text:p>1.00787401574803</text:p>
          </table:table-cell>
          <table:table-cell table:formula="of:=ATAN([.C27]/[.D27])" office:value-type="float" office:value="-0.785398163397448" calcext:value-type="float">
            <text:p>-0.785398163397448</text:p>
          </table:table-cell>
          <table:table-cell table:formula="of:=[.G27]*180/PI()" office:value-type="float" office:value="-45" calcext:value-type="float">
            <text:p>-45</text:p>
          </table:table-cell>
          <table:table-cell table:style-name="ce3" table:formula="of:=[.G27]+2*PI()" office:value-type="float" office:value="5.49778714378214" calcext:value-type="float">
            <text:p>5.49778714378214</text:p>
          </table:table-cell>
          <table:table-cell table:formula="of:=[.I27]*180/PI()" office:value-type="float" office:value="315" calcext:value-type="float">
            <text:p>315</text:p>
          </table:table-cell>
          <table:table-cell table:number-columns-repeated="1014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formula="of:=[.A28]/127-1" office:value-type="float" office:value="1.00787401574803" calcext:value-type="float">
            <text:p>1.00787401574803</text:p>
          </table:table-cell>
          <table:table-cell table:formula="of:=[.B28]/-127+1" office:value-type="float" office:value="0.992125984251969" calcext:value-type="float">
            <text:p>0.992125984251969</text:p>
          </table:table-cell>
          <table:table-cell table:formula="of:=SQRT([.C28]^2+[.D28]^2)" office:value-type="float" office:value="1.4142574024017" calcext:value-type="float">
            <text:p>1.4142574024017</text:p>
          </table:table-cell>
          <table:table-cell table:formula="of:=[.E28]/SQRT(2)" office:value-type="float" office:value="1.00003099958151" calcext:value-type="float">
            <text:p>1.00003099958151</text:p>
          </table:table-cell>
          <table:table-cell table:formula="of:=ATAN([.C28]/[.D28])" office:value-type="float" office:value="0.793272016421549" calcext:value-type="float">
            <text:p>0.793272016421549</text:p>
          </table:table-cell>
          <table:table-cell table:formula="of:=[.G28]*180/PI()" office:value-type="float" office:value="45.4511385467873" calcext:value-type="float">
            <text:p>45.4511385467873</text:p>
          </table:table-cell>
          <table:table-cell table:style-name="ce3" table:formula="of:=[.G28]+2*PI()" office:value-type="float" office:value="7.07645732360114" calcext:value-type="float">
            <text:p>7.07645732360114</text:p>
          </table:table-cell>
          <table:table-cell table:formula="of:=[.I28]*180/PI()" office:value-type="float" office:value="405.451138546788" calcext:value-type="float">
            <text:p>405.451138546788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A29]/127-1" office:value-type="float" office:value="0.00787401574803148" calcext:value-type="float">
            <text:p>0.007874015748031</text:p>
          </table:table-cell>
          <table:table-cell table:formula="of:=[.B29]/-127+1" office:value-type="float" office:value="1" calcext:value-type="float">
            <text:p>1</text:p>
          </table:table-cell>
          <table:table-cell table:formula="of:=SQRT([.C29]^2+[.D29]^2)" office:value-type="float" office:value="1.00003099958151" calcext:value-type="float">
            <text:p>1.00003099958151</text:p>
          </table:table-cell>
          <table:table-cell table:formula="of:=[.E29]/SQRT(2)" office:value-type="float" office:value="0.707128701200849" calcext:value-type="float">
            <text:p>0.707128701200849</text:p>
          </table:table-cell>
          <table:table-cell table:formula="of:=ATAN([.C29]/[.D29])" office:value-type="float" office:value="0.00787385302410053" calcext:value-type="float">
            <text:p>0.007873853024101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formula="of:=[.A30]/127-1" office:value-type="float" office:value="0.00787401574803148" calcext:value-type="float">
            <text:p>0.007874015748031</text:p>
          </table:table-cell>
          <table:table-cell table:formula="of:=[.B30]/-127+1" office:value-type="float" office:value="-1.00787401574803" calcext:value-type="float">
            <text:p>-1.00787401574803</text:p>
          </table:table-cell>
          <table:table-cell table:formula="of:=SQRT([.C30]^2+[.D30]^2)" office:value-type="float" office:value="1.00790477315273" calcext:value-type="float">
            <text:p>1.00790477315273</text:p>
          </table:table-cell>
          <table:table-cell table:formula="of:=[.E30]/SQRT(2)" office:value-type="float" office:value="0.712696299886587" calcext:value-type="float">
            <text:p>0.712696299886587</text:p>
          </table:table-cell>
          <table:table-cell table:formula="of:=ATAN([.C30]/[.D30])" office:value-type="float" office:value="-0.0078123410601011" calcext:value-type="float">
            <text:p>-0.007812341060101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formula="of:=[.A31]/127-1" office:value-type="float" office:value="-1" calcext:value-type="float">
            <text:p>-1</text:p>
          </table:table-cell>
          <table:table-cell table:formula="of:=[.B31]/-127+1" office:value-type="float" office:value="0.00787401574803148" calcext:value-type="float">
            <text:p>0.007874015748031</text:p>
          </table:table-cell>
          <table:table-cell table:formula="of:=SQRT([.C31]^2+[.D31]^2)" office:value-type="float" office:value="1.00003099958151" calcext:value-type="float">
            <text:p>1.00003099958151</text:p>
          </table:table-cell>
          <table:table-cell table:formula="of:=[.E31]/SQRT(2)" office:value-type="float" office:value="0.707128701200849" calcext:value-type="float">
            <text:p>0.707128701200849</text:p>
          </table:table-cell>
          <table:table-cell table:formula="of:=ATAN([.C31]/[.D31])" office:value-type="float" office:value="-1.5629224737708" calcext:value-type="float">
            <text:p>-1.5629224737708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table:formula="of:=[.A32]/127-1" office:value-type="float" office:value="0.102362204724409" calcext:value-type="float">
            <text:p>0.102362204724409</text:p>
          </table:table-cell>
          <table:table-cell table:formula="of:=[.B32]/-127+1" office:value-type="float" office:value="0" calcext:value-type="float">
            <text:p>0</text:p>
          </table:table-cell>
          <table:table-cell table:formula="of:=SQRT([.C32]^2+[.D32]^2)" office:value-type="float" office:value="0.102362204724409" calcext:value-type="float">
            <text:p>0.102362204724409</text:p>
          </table:table-cell>
          <table:table-cell table:formula="of:=[.E32]/SQRT(2)" office:value-type="float" office:value="0.0723810090978356" calcext:value-type="float">
            <text:p>0.072381009097836</text:p>
          </table:table-cell>
          <table:table-cell table:formula="of:=ATAN([.C32]/[.D32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I25:Sheet1.I28">
            <calcext:condition calcext:apply-style-name="Accent" calcext:value="&lt;0" calcext:base-cell-address="Sheet1.I25"/>
            <calcext:condition calcext:apply-style-name="Accent" calcext:value="=0" calcext:base-cell-address="Sheet1.I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8:03:54.063434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ARM_EABI LibreOffice_project/10$Build-2</meta:generator>
    <meta:creation-date>2021-01-13T15:12:18Z</meta:creation-date>
    <dc:date>2021-02-09T18:15:33.992818926</dc:date>
    <meta:editing-cycles>8</meta:editing-cycles>
    <meta:editing-duration>PT9H56S</meta:editing-duration>
    <meta:document-statistic meta:table-count="1" meta:cell-count="267" meta:object-count="0"/>
  </office:meta>
</office:document-meta>
</file>